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e729"/>
    </style:style>
    <style:style style:name="P2" style:family="paragraph" style:parent-style-name="Standard">
      <style:text-properties officeooo:rsid="001c4999" officeooo:paragraph-rsid="001c4999"/>
    </style:style>
    <style:style style:name="P3" style:family="paragraph" style:parent-style-name="Standard">
      <style:text-properties fo:color="#ff0000" fo:font-size="14pt" style:text-underline-style="solid" style:text-underline-width="auto" style:text-underline-color="font-color" fo:font-weight="bold" officeooo:paragraph-rsid="001c4999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fo:font-weight="bold" officeooo:rsid="001c4999" officeooo:paragraph-rsid="001c4999" style:font-weight-asian="bold" style:font-weight-complex="bold"/>
    </style:style>
    <style:style style:name="P5" style:family="paragraph" style:parent-style-name="Preformatted_20_Text">
      <style:text-properties fo:font-weight="bold" officeooo:rsid="001c4999" officeooo:paragraph-rsid="001e1d0d" style:font-weight-asian="bold" style:font-weight-complex="bold"/>
    </style:style>
    <style:style style:name="P6" style:family="paragraph" style:parent-style-name="Preformatted_20_Text">
      <style:text-properties officeooo:paragraph-rsid="004c9d38"/>
    </style:style>
    <style:style style:name="P7" style:family="paragraph" style:parent-style-name="Preformatted_20_Text">
      <style:text-properties officeooo:paragraph-rsid="004d7ed0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1e4d21"/>
    </style:style>
    <style:style style:name="P10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22f5f2"/>
    </style:style>
    <style:style style:name="P11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23cbaa"/>
    </style:style>
    <style:style style:name="P12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25b352"/>
    </style:style>
    <style:style style:name="P13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267267"/>
    </style:style>
    <style:style style:name="P14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27190f"/>
    </style:style>
    <style:style style:name="P15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2838a8"/>
    </style:style>
    <style:style style:name="P16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2856c2"/>
    </style:style>
    <style:style style:name="P17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29f679"/>
    </style:style>
    <style:style style:name="P18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2b7745"/>
    </style:style>
    <style:style style:name="P19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2c6a60"/>
    </style:style>
    <style:style style:name="P20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305d2d"/>
    </style:style>
    <style:style style:name="P21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32149b"/>
    </style:style>
    <style:style style:name="P22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345149"/>
    </style:style>
    <style:style style:name="P23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34f8d9"/>
    </style:style>
    <style:style style:name="P24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37f36e"/>
    </style:style>
    <style:style style:name="P25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3af885"/>
    </style:style>
    <style:style style:name="P26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3c0574"/>
    </style:style>
    <style:style style:name="P27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3dd855"/>
    </style:style>
    <style:style style:name="P28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407f5e"/>
    </style:style>
    <style:style style:name="P29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40eba6"/>
    </style:style>
    <style:style style:name="P30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423624"/>
    </style:style>
    <style:style style:name="P31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44b344"/>
    </style:style>
    <style:style style:name="P32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48723f"/>
    </style:style>
    <style:style style:name="P33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48a708"/>
    </style:style>
    <style:style style:name="P34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48ea57"/>
    </style:style>
    <style:style style:name="P35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4935fe"/>
    </style:style>
    <style:style style:name="P36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4adf5f"/>
    </style:style>
    <style:style style:name="P37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4f87f6"/>
    </style:style>
    <style:style style:name="P38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50fdb0"/>
    </style:style>
    <style:style style:name="P39" style:family="paragraph" style:parent-style-name="Preformatted_20_Text">
      <style:paragraph-properties fo:margin-top="0cm" fo:margin-bottom="0cm" loext:contextual-spacing="false" fo:text-align="start" style:justify-single-word="false"/>
      <style:text-properties officeooo:paragraph-rsid="001e4d21"/>
    </style:style>
    <style:style style:name="P40" style:family="paragraph" style:parent-style-name="Preformatted_20_Text">
      <style:paragraph-properties fo:margin-top="0cm" fo:margin-bottom="0cm" loext:contextual-spacing="false" fo:text-align="start" style:justify-single-word="false"/>
      <style:text-properties officeooo:paragraph-rsid="00213e57"/>
    </style:style>
    <style:style style:name="P41" style:family="paragraph" style:parent-style-name="Preformatted_20_Text">
      <style:paragraph-properties fo:margin-top="0cm" fo:margin-bottom="0cm" loext:contextual-spacing="false" fo:text-align="start" style:justify-single-word="false"/>
      <style:text-properties officeooo:paragraph-rsid="0022f5f2"/>
    </style:style>
    <style:style style:name="T1" style:family="text">
      <style:text-properties officeooo:rsid="001e4d21"/>
    </style:style>
    <style:style style:name="T2" style:family="text">
      <style:text-properties officeooo:rsid="00213e57"/>
    </style:style>
    <style:style style:name="T3" style:family="text">
      <style:text-properties officeooo:rsid="0022f5f2"/>
    </style:style>
    <style:style style:name="T4" style:family="text">
      <style:text-properties officeooo:rsid="0023cbaa"/>
    </style:style>
    <style:style style:name="T5" style:family="text">
      <style:text-properties fo:color="#ff0000" style:font-name="Liberation Serif" fo:font-size="14pt" style:text-underline-style="solid" style:text-underline-width="auto" style:text-underline-color="font-color" officeooo:rsid="001e1d0d" style:font-size-asian="14pt" style:font-size-complex="14pt"/>
    </style:style>
    <style:style style:name="T6" style:family="text">
      <style:text-properties fo:color="#ff0000" fo:font-size="14pt" fo:font-weight="bold" officeooo:rsid="001e4d21" style:font-size-asian="14pt" style:font-weight-asian="bold" style:font-size-complex="14pt" style:font-weight-complex="bold"/>
    </style:style>
    <style:style style:name="T7" style:family="text">
      <style:text-properties fo:color="#ff0000" fo:font-size="14pt" style:text-underline-style="solid" style:text-underline-width="auto" style:text-underline-color="font-color" fo:font-weight="bold" officeooo:rsid="0029f679" style:font-size-asian="14pt" style:font-weight-asian="bold" style:font-size-complex="14pt" style:font-weight-complex="bold"/>
    </style:style>
    <style:style style:name="T8" style:family="text">
      <style:text-properties fo:color="#ff0000" fo:font-size="14pt" style:text-underline-style="solid" style:text-underline-width="auto" style:text-underline-color="font-color" fo:font-weight="bold" officeooo:rsid="0032149b" style:font-size-asian="14pt" style:font-weight-asian="bold" style:font-size-complex="14pt" style:font-weight-complex="bold"/>
    </style:style>
    <style:style style:name="T9" style:family="text">
      <style:text-properties fo:color="#ff0000" fo:font-size="14pt" style:text-underline-style="solid" style:text-underline-width="auto" style:text-underline-color="font-color" fo:font-weight="bold" officeooo:rsid="0034f8d9" style:font-size-asian="14pt" style:font-weight-asian="bold" style:font-size-complex="14pt" style:font-weight-complex="bold"/>
    </style:style>
    <style:style style:name="T10" style:family="text">
      <style:text-properties fo:color="#ff0000" style:text-line-through-style="none" style:text-line-through-type="none" fo:font-size="14pt" style:text-underline-style="solid" style:text-underline-width="auto" style:text-underline-color="font-color" fo:font-weight="bold" officeooo:rsid="004adf5f" style:font-size-asian="14pt" style:font-weight-asian="bold" style:font-size-complex="14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cbaa" style:font-weight-asian="bold" style:font-weight-complex="bold"/>
    </style:style>
    <style:style style:name="T13" style:family="text">
      <style:text-properties fo:font-weight="bold" officeooo:rsid="0032149b" style:font-weight-asian="bold" style:font-weight-complex="bold"/>
    </style:style>
    <style:style style:name="T14" style:family="text">
      <style:text-properties fo:font-weight="bold" officeooo:rsid="002856c2" style:font-weight-asian="bold" style:font-weight-complex="bold"/>
    </style:style>
    <style:style style:name="T15" style:family="text">
      <style:text-properties fo:font-weight="bold" officeooo:rsid="0029f679" style:font-weight-asian="bold" style:font-weight-complex="bold"/>
    </style:style>
    <style:style style:name="T16" style:family="text">
      <style:text-properties fo:font-weight="bold" officeooo:rsid="002b7745" style:font-weight-asian="bold" style:font-weight-complex="bold"/>
    </style:style>
    <style:style style:name="T17" style:family="text">
      <style:text-properties fo:font-weight="bold" officeooo:rsid="002c6a60" style:font-weight-asian="bold" style:font-weight-complex="bold"/>
    </style:style>
    <style:style style:name="T18" style:family="text">
      <style:text-properties fo:font-weight="bold" officeooo:rsid="00318e39" style:font-weight-asian="bold" style:font-weight-complex="bold"/>
    </style:style>
    <style:style style:name="T19" style:family="text">
      <style:text-properties fo:font-weight="bold" officeooo:rsid="002f153b" style:font-weight-asian="bold" style:font-weight-complex="bold"/>
    </style:style>
    <style:style style:name="T20" style:family="text">
      <style:text-properties fo:font-weight="bold" officeooo:rsid="0027190f" style:font-weight-asian="bold" style:font-weight-complex="bold"/>
    </style:style>
    <style:style style:name="T21" style:family="text">
      <style:text-properties fo:font-weight="bold" officeooo:rsid="00267267" style:font-weight-asian="bold" style:font-weight-complex="bold"/>
    </style:style>
    <style:style style:name="T22" style:family="text">
      <style:text-properties fo:font-weight="bold" officeooo:rsid="0025b352" style:font-weight-asian="bold" style:font-weight-complex="bold"/>
    </style:style>
    <style:style style:name="T23" style:family="text">
      <style:text-properties fo:font-weight="bold" officeooo:rsid="002549c0" style:font-weight-asian="bold" style:font-weight-complex="bold"/>
    </style:style>
    <style:style style:name="T24" style:family="text">
      <style:text-properties fo:font-weight="bold" officeooo:rsid="0022f5f2" style:font-weight-asian="bold" style:font-weight-complex="bold"/>
    </style:style>
    <style:style style:name="T25" style:family="text">
      <style:text-properties fo:font-weight="bold" officeooo:rsid="0033cb00" style:font-weight-asian="bold" style:font-weight-complex="bold"/>
    </style:style>
    <style:style style:name="T26" style:family="text">
      <style:text-properties fo:font-weight="bold" officeooo:rsid="00213e57" style:font-weight-asian="bold" style:font-weight-complex="bold"/>
    </style:style>
    <style:style style:name="T27" style:family="text">
      <style:text-properties fo:font-weight="bold" officeooo:rsid="001e4d21" style:font-weight-asian="bold" style:font-weight-complex="bold"/>
    </style:style>
    <style:style style:name="T28" style:family="text">
      <style:text-properties fo:font-weight="bold" officeooo:rsid="0034f8d9" style:font-weight-asian="bold" style:font-weight-complex="bold"/>
    </style:style>
    <style:style style:name="T29" style:family="text">
      <style:text-properties fo:font-weight="bold" officeooo:rsid="0037f36e" style:font-weight-asian="bold" style:font-weight-complex="bold"/>
    </style:style>
    <style:style style:name="T30" style:family="text">
      <style:text-properties fo:font-weight="bold" officeooo:rsid="003606f8" style:font-weight-asian="bold" style:font-weight-complex="bold"/>
    </style:style>
    <style:style style:name="T31" style:family="text">
      <style:text-properties fo:font-weight="bold" officeooo:rsid="003af885" style:font-weight-asian="bold" style:font-weight-complex="bold"/>
    </style:style>
    <style:style style:name="T32" style:family="text">
      <style:text-properties fo:font-weight="bold" officeooo:rsid="003dd855" style:font-weight-asian="bold" style:font-weight-complex="bold"/>
    </style:style>
    <style:style style:name="T33" style:family="text">
      <style:text-properties fo:font-weight="bold" officeooo:rsid="00407f5e" style:font-weight-asian="bold" style:font-weight-complex="bold"/>
    </style:style>
    <style:style style:name="T34" style:family="text">
      <style:text-properties fo:font-weight="bold" officeooo:rsid="004374f8" style:font-weight-asian="bold" style:font-weight-complex="bold"/>
    </style:style>
    <style:style style:name="T35" style:family="text">
      <style:text-properties fo:font-weight="bold" officeooo:rsid="0040eba6" style:font-weight-asian="bold" style:font-weight-complex="bold"/>
    </style:style>
    <style:style style:name="T36" style:family="text">
      <style:text-properties fo:font-weight="bold" officeooo:rsid="00423624" style:font-weight-asian="bold" style:font-weight-complex="bold"/>
    </style:style>
    <style:style style:name="T37" style:family="text">
      <style:text-properties fo:font-weight="bold" officeooo:rsid="004c9d38" style:font-weight-asian="bold" style:font-weight-complex="bold"/>
    </style:style>
    <style:style style:name="T38" style:family="text">
      <style:text-properties fo:font-weight="bold" officeooo:rsid="004d7ed0" style:font-weight-asian="bold" style:font-weight-complex="bold"/>
    </style:style>
    <style:style style:name="T39" style:family="text">
      <style:text-properties fo:font-weight="bold" officeooo:rsid="0048ea57" style:font-weight-asian="bold" style:font-weight-complex="bold"/>
    </style:style>
    <style:style style:name="T40" style:family="text">
      <style:text-properties fo:font-weight="bold" officeooo:rsid="0048a708" style:font-weight-asian="bold" style:font-weight-complex="bold"/>
    </style:style>
    <style:style style:name="T41" style:family="text">
      <style:text-properties fo:font-weight="bold" officeooo:rsid="004f87f6" style:font-weight-asian="bold" style:font-weight-complex="bold"/>
    </style:style>
    <style:style style:name="T42" style:family="text">
      <style:text-properties fo:font-weight="bold" officeooo:rsid="0050fdb0" style:font-weight-asian="bold" style:font-weight-complex="bold"/>
    </style:style>
    <style:style style:name="T43" style:family="text">
      <style:text-properties fo:color="#2c001e" fo:font-weight="bold" officeooo:rsid="0022f5f2" fo:background-color="#ffffff" loext:char-shading-value="0" style:font-weight-asian="bold" style:font-weight-complex="bold"/>
    </style:style>
    <style:style style:name="T44" style:family="text">
      <style:text-properties fo:color="#2c001e" fo:font-weight="bold" officeooo:rsid="0023cbaa" style:font-weight-asian="bold" style:font-weight-complex="bold"/>
    </style:style>
    <style:style style:name="T45" style:family="text">
      <style:text-properties officeooo:rsid="002549c0"/>
    </style:style>
    <style:style style:name="T46" style:family="text">
      <style:text-properties officeooo:rsid="0025b352"/>
    </style:style>
    <style:style style:name="T47" style:family="text">
      <style:text-properties officeooo:rsid="00267267"/>
    </style:style>
    <style:style style:name="T48" style:family="text">
      <style:text-properties officeooo:rsid="0027190f"/>
    </style:style>
    <style:style style:name="T49" style:family="text">
      <style:text-properties officeooo:rsid="002838a8"/>
    </style:style>
    <style:style style:name="T50" style:family="text">
      <style:text-properties officeooo:rsid="002856c2"/>
    </style:style>
    <style:style style:name="T51" style:family="text">
      <style:text-properties officeooo:rsid="0029f679"/>
    </style:style>
    <style:style style:name="T52" style:family="text">
      <style:text-properties officeooo:rsid="002b7745"/>
    </style:style>
    <style:style style:name="T53" style:family="text">
      <style:text-properties officeooo:rsid="002c6a60"/>
    </style:style>
    <style:style style:name="T54" style:family="text">
      <style:text-properties officeooo:rsid="00305d2d"/>
    </style:style>
    <style:style style:name="T55" style:family="text">
      <style:text-properties officeooo:rsid="00318e39"/>
    </style:style>
    <style:style style:name="T56" style:family="text">
      <style:text-properties officeooo:rsid="0032149b"/>
    </style:style>
    <style:style style:name="T57" style:family="text">
      <style:text-properties fo:font-weight="normal" officeooo:rsid="0032149b" style:font-weight-asian="normal" style:font-weight-complex="normal"/>
    </style:style>
    <style:style style:name="T58" style:family="text">
      <style:text-properties fo:font-weight="normal" officeooo:rsid="0034f8d9" style:font-weight-asian="normal" style:font-weight-complex="normal"/>
    </style:style>
    <style:style style:name="T59" style:family="text">
      <style:text-properties fo:font-weight="normal" officeooo:rsid="002f153b" style:font-weight-asian="normal" style:font-weight-complex="normal"/>
    </style:style>
    <style:style style:name="T60" style:family="text">
      <style:text-properties fo:font-weight="normal" officeooo:rsid="00318e39" style:font-weight-asian="normal" style:font-weight-complex="normal"/>
    </style:style>
    <style:style style:name="T61" style:family="text">
      <style:text-properties officeooo:rsid="0033cb00"/>
    </style:style>
    <style:style style:name="T62" style:family="text">
      <style:text-properties officeooo:rsid="003425a3"/>
    </style:style>
    <style:style style:name="T63" style:family="text">
      <style:text-properties officeooo:rsid="00345149"/>
    </style:style>
    <style:style style:name="T64" style:family="text">
      <style:text-properties fo:color="#000000" fo:font-size="10pt" fo:font-weight="bold" officeooo:rsid="00213e57" style:font-size-asian="10pt" style:font-weight-asian="bold" style:font-size-complex="10pt" style:font-weight-complex="bold"/>
    </style:style>
    <style:style style:name="T65" style:family="text">
      <style:text-properties officeooo:rsid="003606f8"/>
    </style:style>
    <style:style style:name="T66" style:family="text">
      <style:text-properties officeooo:rsid="0037f36e"/>
    </style:style>
    <style:style style:name="T67" style:family="text">
      <style:text-properties officeooo:rsid="003af885"/>
    </style:style>
    <style:style style:name="T68" style:family="text">
      <style:text-properties officeooo:rsid="003dd855"/>
    </style:style>
    <style:style style:name="T69" style:family="text">
      <style:text-properties officeooo:rsid="0040eba6"/>
    </style:style>
    <style:style style:name="T70" style:family="text">
      <style:text-properties officeooo:rsid="00423624"/>
    </style:style>
    <style:style style:name="T71" style:family="text">
      <style:text-properties officeooo:rsid="0044b344"/>
    </style:style>
    <style:style style:name="T72" style:family="text">
      <style:text-properties officeooo:rsid="0048723f"/>
    </style:style>
    <style:style style:name="T73" style:family="text">
      <style:text-properties officeooo:rsid="0048a708"/>
    </style:style>
    <style:style style:name="T74" style:family="text">
      <style:text-properties officeooo:rsid="0048ea57"/>
    </style:style>
    <style:style style:name="T75" style:family="text">
      <style:text-properties officeooo:rsid="004935fe"/>
    </style:style>
    <style:style style:name="T76" style:family="text">
      <style:text-properties officeooo:rsid="004c9d38"/>
    </style:style>
    <style:style style:name="T77" style:family="text">
      <style:text-properties officeooo:rsid="004d7ed0"/>
    </style:style>
    <style:style style:name="T78" style:family="text">
      <style:text-properties officeooo:rsid="004f87f6"/>
    </style:style>
    <style:style style:name="T79" style:family="text">
      <style:text-properties officeooo:rsid="0050fd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pan text:style-name="T62">Configurer Git :</text:span></text:p>
      <text:p text:style-name="P2"/>
      <text:p text:style-name="P4"><text:span text:style-name="Source_20_Text">$ git config --global user.name "John Doe"</text:span></text:p>
      <text:p text:style-name="Preformatted_20_Text"><text:span text:style-name="Source_20_Text"><text:span text:style-name="T11">$ git config --global user.email "john@doe.org"</text:span></text:span></text:p>
      <text:p text:style-name="P8"><text:span text:style-name="Source_20_Text"><text:span text:style-name="T11">$ git config --global color.ui auto</text:span></text:span></text:p>
      <text:p text:style-name="P5"><text:span text:style-name="Source_20_Text"><text:span text:style-name="T5">Créer un répertoire pour Git project</text:span></text:span></text:p>
      <text:p text:style-name="P4"><text:span text:style-name="Source_20_Text"/></text:p>
      <text:p text:style-name="P4"><text:span text:style-name="Source_20_Text">$ cd path/to/project/folder</text:span></text:p>
      <text:p text:style-name="P8"><text:span text:style-name="Source_20_Text">$ git init</text:span></text:p>
      <text:p text:style-name="P9"><text:span text:style-name="Source_20_Text"><text:span text:style-name="T6">Equivalent</text:span></text:span><text:span text:style-name="Source_20_Text"><text:span text:style-name="T27"> </text:span></text:span><text:span text:style-name="Source_20_Text"><text:span text:style-name="T1">Bitkeeper,Mercurial,Bazaar</text:span></text:span></text:p>
      <text:p text:style-name="P39"><text:span text:style-name="Source_20_Text"/></text:p>
      <text:p text:style-name="P39"><text:span text:style-name="Source_20_Text"/></text:p>
      <text:p text:style-name="P40"><text:span text:style-name="Source_20_Text"><text:span text:style-name="T64">Fork</text:span></text:span><text:span text:style-name="Source_20_Text"><text:span text:style-name="T2"> = modification un project par rapport à un project existant, on le fait évoluer à notre manière isolé.</text:span></text:span></text:p>
      <text:p text:style-name="P40"><text:span text:style-name="Source_20_Text"/></text:p>
      <text:p text:style-name="P40"><text:span text:style-name="Source_20_Text"><text:span text:style-name="T26">Clone</text:span></text:span><text:span text:style-name="Source_20_Text"><text:span text:style-name="T2"> = il y a encore un lien avec le projet, on peut refussionner par la suite,</text:span></text:span></text:p>
      <text:p text:style-name="P40"><text:span text:style-name="Source_20_Text"/></text:p>
      <text:p text:style-name="P40"><text:span text:style-name="Source_20_Text"/></text:p>
      <text:p text:style-name="P41"><text:span text:style-name="Source_20_Text"><text:span text:style-name="T24">git -–version</text:span></text:span><text:span text:style-name="Source_20_Text"><text:span text:style-name="T3"> = montre version installer.</text:span></text:span></text:p>
      <text:p text:style-name="P41"><text:span text:style-name="Source_20_Text"><text:span text:style-name="T24">Git status</text:span></text:span><text:span text:style-name="Source_20_Text"><text:span text:style-name="T3"> = permet de voir comment il se sent, ce qu’il y a à copier ou à mettre en projet.</text:span></text:span></text:p>
      <text:p text:style-name="P41"><text:span text:style-name="Source_20_Text"><text:span text:style-name="T24">git init </text:span></text:span><text:span text:style-name="Source_20_Text"><text:span text:style-name="T3">= ne concerne que le dossier dans lequel on est, permet de voir ce qu’on peut ajouter, créer le dépôt .git pour partager, </text:span></text:span></text:p>
      <text:p text:style-name="P41"><text:span text:style-name="Source_20_Text"/></text:p>
      <text:p text:style-name="P41"><text:span text:style-name="Source_20_Text"><text:span text:style-name="T11">.</text:span></text:span><text:span text:style-name="Source_20_Text"><text:span text:style-name="T24">git </text:span></text:span><text:span text:style-name="Source_20_Text"><text:span text:style-name="T3"><text:s/>montre que qu’on peut avoir un depôt,</text:span></text:span></text:p>
      <text:p text:style-name="P41"><text:span text:style-name="Source_20_Text"/></text:p>
      <text:p text:style-name="P10"><text:span text:style-name="Source_20_Text"><text:span text:style-name="T43">rm -rf .git</text:span></text:span><text:span text:style-name="Source_20_Text"><text:span text:style-name="T3"> = enlève le dépôt dans le répertoire,</text:span></text:span></text:p>
      <text:p text:style-name="P11"><text:span text:style-name="Source_20_Text"><text:span text:style-name="T44">git add + nom fichier </text:span></text:span><text:span text:style-name="Source_20_Text"><text:span text:style-name="T4">= attribut le fichier à Git</text:span></text:span></text:p>
      <text:p text:style-name="P11"><text:span text:style-name="Source_20_Text"><text:span text:style-name="T12">git rm –cached file1.txt</text:span></text:span><text:span text:style-name="Source_20_Text"><text:span text:style-name="T4"> = permet de retirer un fichier de git,</text:span></text:span></text:p>
      <text:p text:style-name="P11"><text:span text:style-name="Source_20_Text"><text:span text:style-name="T12">git commit -m </text:span></text:span><text:span text:style-name="Source_20_Text"><text:span text:style-name="T4">= permet de commissionner la version et définir la modification. <text:s text:c="2"/></text:span></text:span></text:p>
      <text:p text:style-name="P11"><text:span text:style-name="Source_20_Text"><text:span text:style-name="T11"><text:s/>-- </text:span></text:span><text:span text:style-name="Source_20_Text"><text:span text:style-name="T23">global</text:span></text:span><text:span text:style-name="Source_20_Text"><text:span text:style-name="T45"> = est pour tout le temps</text:span></text:span></text:p>
      <text:p text:style-name="P12"><text:span text:style-name="Source_20_Text"><text:span text:style-name="T22">cat nom fichier</text:span></text:span><text:span text:style-name="Source_20_Text"><text:span text:style-name="T46"> = montre le contenu du fihier,</text:span></text:span></text:p>
      <text:p text:style-name="P12"><text:span text:style-name="Source_20_Text"><text:span text:style-name="T22">git checkout –- file1.txt</text:span></text:span><text:span text:style-name="Source_20_Text"><text:span text:style-name="T46"> = reviens à la version précedent il n’est pas possible de faire l’inverse,</text:span></text:span></text:p>
      <text:p text:style-name="P12"><text:span text:style-name="Source_20_Text"><text:span text:style-name="T22">git add .</text:span></text:span><text:span text:style-name="Source_20_Text"><text:span text:style-name="T46"> = prend même les fichier caché.</text:span></text:span></text:p>
      <text:p text:style-name="P12"><text:span text:style-name="Source_20_Text"><text:span text:style-name="T22">Git log</text:span></text:span><text:span text:style-name="Source_20_Text"><text:span text:style-name="T46"> = permet d’avoir l’historique des commit.</text:span></text:span></text:p>
      <text:p text:style-name="P13"><text:span text:style-name="Source_20_Text"><text:span text:style-name="T21">Git commit -am « modif » </text:span></text:span><text:span text:style-name="Source_20_Text"><text:span text:style-name="T47">= ajoute et commit,</text:span></text:span></text:p>
      <text:p text:style-name="P14"><text:span text:style-name="Source_20_Text"><text:span text:style-name="T20">git branch</text:span></text:span><text:span text:style-name="Source_20_Text"><text:span text:style-name="T48"> = dis ou vous êtes </text:span></text:span></text:p>
      <text:p text:style-name="P15"><text:span text:style-name="Source_20_Text"><text:span text:style-name="T49">Il faut d’abord add et ensuite commit,</text:span></text:span></text:p>
      <text:p text:style-name="P16"><text:span text:style-name="Source_20_Text"><text:span text:style-name="T50">postion head = nous sommes à la dernière version de notre dépôt,</text:span></text:span></text:p>
      <text:p text:style-name="P16"><text:span text:style-name="Source_20_Text"><text:span text:style-name="T14"/></text:span></text:p>
      <text:p text:style-name="P23"><text:soft-page-break/><text:span text:style-name="Source_20_Text"><text:span text:style-name="T7">Les branches :</text:span></text:span></text:p>
      <text:p text:style-name="P16"><text:span text:style-name="Source_20_Text"><text:span text:style-name="T14">git checkout + 6premier char</text:span></text:span><text:span text:style-name="Source_20_Text"><text:span text:style-name="T50"> = permet de retourner voir ce qui c’est passer à un autre commit, du coup nous ne sommes pas plus en HEAD,</text:span></text:span></text:p>
      <text:p text:style-name="P16"><text:span text:style-name="Source_20_Text"><text:span text:style-name="T14">git checkout master</text:span></text:span><text:span text:style-name="Source_20_Text"><text:span text:style-name="T50"> = remonte à la HEAD,</text:span></text:span></text:p>
      <text:p text:style-name="P17"><text:span text:style-name="Source_20_Text"><text:span text:style-name="T15">git branch + nom</text:span></text:span><text:span text:style-name="Source_20_Text"><text:span text:style-name="T51"> = créer une branche</text:span></text:span></text:p>
      <text:p text:style-name="P17"><text:span text:style-name="Source_20_Text"><text:span text:style-name="T15">git checkout nom</text:span></text:span><text:span text:style-name="Source_20_Text"><text:span text:style-name="T51"> = permet d’aller sur la branche donnée,</text:span></text:span></text:p>
      <text:p text:style-name="P17"><text:span text:style-name="Source_20_Text"><text:span text:style-name="T15">git branch</text:span></text:span><text:span text:style-name="Source_20_Text"><text:span text:style-name="T51"> = permet d’avoir le nom de la branche ou on se trouve ;</text:span></text:span></text:p>
      <text:p text:style-name="P18"><text:span text:style-name="Source_20_Text"><text:span text:style-name="T16">git merge dev</text:span></text:span><text:span text:style-name="Source_20_Text"><text:span text:style-name="T52"> =permet d’ajouter les fichier d’une branche à l’autre, fusionne aussi l’historique,</text:span></text:span></text:p>
      <text:p text:style-name="P24"><text:span text:style-name="Source_20_Text"><text:span text:style-name="T30">git rebase</text:span></text:span><text:span text:style-name="Source_20_Text"><text:span text:style-name="T65"> = permet de mettre deux branche pour en faire une seul quand les deux travaux on etaient fait en même temps,</text:span></text:span></text:p>
      <text:p text:style-name="P24"><text:span text:style-name="Source_20_Text"><text:span text:style-name="T29">git commit ^</text:span></text:span><text:span text:style-name="Source_20_Text"><text:span text:style-name="T66"> = remonte d’un commit</text:span></text:span></text:p>
      <text:p text:style-name="P24"><text:span text:style-name="Source_20_Text"><text:span text:style-name="T29">git commit ~&lt;num&gt; </text:span></text:span><text:span text:style-name="Source_20_Text"><text:span text:style-name="T66">= remonte du nombre de commit voulu</text:span></text:span></text:p>
      <text:p text:style-name="P25"><text:span text:style-name="Source_20_Text"><text:span text:style-name="T31">git checkout master ^^ </text:span></text:span><text:span text:style-name="Source_20_Text"><text:span text:style-name="T67">= revenir au grand parent de master</text:span></text:span></text:p>
      <text:p text:style-name="P26"><text:span text:style-name="Source_20_Text"><text:span text:style-name="T31">git checkout HEAD ^ </text:span></text:span><text:span text:style-name="Source_20_Text"><text:span text:style-name="T67">= revenir au <text:s/>parent de HEAD</text:span></text:span></text:p>
      <text:p text:style-name="P27"><text:span text:style-name="Source_20_Text"><text:span text:style-name="T32">git checkout HEAD~4 </text:span></text:span><text:span text:style-name="Source_20_Text"><text:span text:style-name="T68">= revenir x fois en arrière</text:span></text:span></text:p>
      <text:p text:style-name="P28"><text:span text:style-name="Source_20_Text"><text:span text:style-name="T33">git branch -f master HEAD ~3 </text:span></text:span><text:span text:style-name="Source_20_Text"><text:span text:style-name="T34">= remonte la branche master et HEAD en même temps</text:span></text:span></text:p>
      <text:p text:style-name="P29"><text:span text:style-name="Source_20_Text"><text:span text:style-name="T35">o/ </text:span></text:span><text:span text:style-name="Source_20_Text"><text:span text:style-name="T69">=definit la branche origin</text:span></text:span></text:p>
      <text:p text:style-name="P30"><text:span text:style-name="Source_20_Text"><text:span text:style-name="T36">git fetch </text:span></text:span><text:span text:style-name="Source_20_Text"><text:span text:style-name="T70">= telecharge /omaster sur le local par rapport à github,</text:span></text:span></text:p>
      <text:p text:style-name="P33"><text:span text:style-name="Source_20_Text"><text:span text:style-name="T40">git pull</text:span></text:span><text:span text:style-name="Source_20_Text"><text:span text:style-name="T73"> = git fetch + rebase,</text:span></text:span></text:p>
      <text:p text:style-name="P37"><text:span text:style-name="Source_20_Text"><text:span text:style-name="T41">git fakeTeam</text:span></text:span><text:span text:style-name="Source_20_Text"><text:span text:style-name="T42">w</text:span></text:span><text:span text:style-name="Source_20_Text"><text:span text:style-name="T41">ork</text:span></text:span><text:span text:style-name="Source_20_Text"><text:span text:style-name="T78"> = simule le travail en équipe</text:span></text:span></text:p>
      <text:p text:style-name="P38"><text:span text:style-name="Source_20_Text"><text:span text:style-name="T79">git fakeTeamwork foo3 =</text:span></text:span></text:p>
      <text:p text:style-name="P21"><text:span text:style-name="Source_20_Text"><text:span text:style-name="T8">Pour créer une clé :</text:span></text:span></text:p>
      <text:p text:style-name="P19"><text:span text:style-name="Source_20_Text"><text:span text:style-name="T17">cd .ssh</text:span></text:span><text:span text:style-name="Source_20_Text"><text:span text:style-name="T13">cd </text:span></text:span><text:span text:style-name="Source_20_Text"><text:span text:style-name="T28">= </text:span></text:span><text:span text:style-name="Source_20_Text"><text:span text:style-name="T58">aller à la clé</text:span></text:span></text:p>
      <text:p text:style-name="P19"><text:span text:style-name="Source_20_Text"><text:span text:style-name="T17">ssh-keygen</text:span></text:span><text:span text:style-name="Source_20_Text"><text:span text:style-name="T53"> = génére une clé et remplace la clé dans le fichier.</text:span></text:span></text:p>
      <text:p text:style-name="P23"><text:span text:style-name="Source_20_Text"><text:span text:style-name="T19">cat id_rsa.pub </text:span></text:span><text:span text:style-name="Source_20_Text"><text:span text:style-name="T28">=</text:span></text:span><text:span text:style-name="Source_20_Text"><text:span text:style-name="T19"> </text:span></text:span><text:span text:style-name="Source_20_Text"><text:span text:style-name="T59">Afficher la clé public </text:span></text:span></text:p>
      <text:p text:style-name="P23"><text:span text:style-name="Source_20_Text"><text:span text:style-name="T19">cat id_rsa </text:span></text:span><text:span text:style-name="Source_20_Text"><text:span text:style-name="T28">= </text:span></text:span><text:span text:style-name="Source_20_Text"><text:span text:style-name="T57">Afficher la clé privé </text:span></text:span></text:p>
      <text:p text:style-name="P23"><text:span text:style-name="Source_20_Text"><text:span text:style-name="T9">Push vers Github :</text:span></text:span></text:p>
      <text:p text:style-name="P20"><text:span text:style-name="Source_20_Text"><text:span text:style-name="T54">aller dans les options git pour copier coller la clé pour relier github au terminal</text:span></text:span></text:p>
      <text:p text:style-name="P23"><text:soft-page-break/><text:span text:style-name="Source_20_Text"><text:span text:style-name="T18">git remote add origin git@github,com :,,,, </text:span></text:span><text:span text:style-name="Source_20_Text"><text:span text:style-name="T28">=</text:span></text:span><text:span text:style-name="Source_20_Text"><text:span text:style-name="T60"> Pour mettre en ligne ton git </text:span></text:span></text:p>
      <text:p text:style-name="P23"><text:span text:style-name="Source_20_Text"><text:span text:style-name="T18">git config -l </text:span></text:span><text:span text:style-name="Source_20_Text"><text:span text:style-name="T28">=</text:span></text:span><text:span text:style-name="Source_20_Text"><text:span text:style-name="T55"> vérifier si le lien est bien fait entre terminal et github</text:span></text:span></text:p>
      <text:p text:style-name="P23"><text:span text:style-name="Source_20_Text"><text:span text:style-name="T13">git push origin (master) </text:span></text:span><text:span text:style-name="Source_20_Text"><text:span text:style-name="T28">= </text:span></text:span><text:span text:style-name="Source_20_Text"><text:span text:style-name="T56">Ensuite on envoi : </text:span></text:span></text:p>
      <text:p text:style-name="P23"><text:span text:style-name="Source_20_Text"><text:span text:style-name="T61">= </text:span></text:span><text:span text:style-name="Source_20_Text"><text:span text:style-name="T25">clone </text:span></text:span><text:a xlink:type="simple" xlink:href="mailto:git@git" text:style-name="Internet_20_link" text:visited-style-name="Visited_20_Internet_20_Link"><text:span text:style-name="Source_20_Text"><text:span text:style-name="T25">git@git</text:span></text:span></text:a><text:span text:style-name="Source_20_Text"><text:span text:style-name="T25">,com,,,,, </text:span></text:span><text:span text:style-name="Source_20_Text"><text:span text:style-name="T28">= </text:span></text:span><text:span text:style-name="Source_20_Text"><text:span text:style-name="T61">récupéré le ficher sur git </text:span></text:span></text:p>
      <text:p text:style-name="P22"><text:span text:style-name="Source_20_Text"><text:span text:style-name="T63">Setting Collaborator = montre tous les droits des collaborateur</text:span></text:span></text:p>
      <text:p text:style-name="P22"><text:span text:style-name="Source_20_Text"/></text:p>
      <text:p text:style-name="P31"><text:span text:style-name="Source_20_Text"><text:span text:style-name="T71">Norme Semver : constituer Major Minor <text:s/>Patch = 1 . 3 . 1</text:span></text:span></text:p>
      <text:p text:style-name="P32"><text:span text:style-name="Source_20_Text"><text:span text:style-name="T72">fichier .gitignore = n’est pas visible pour github.</text:span></text:span></text:p>
      <text:p text:style-name="P34"><text:span text:style-name="Source_20_Text"><text:span text:style-name="T39">Git diff</text:span></text:span><text:span text:style-name="Source_20_Text"><text:span text:style-name="T74"> = permet de voir les différence entre les commit.</text:span></text:span></text:p>
      <text:p text:style-name="P35"><text:span text:style-name="Source_20_Text"><text:span text:style-name="T75">Git remote = </text:span></text:span></text:p>
      <text:p text:style-name="P35"><text:span text:style-name="Source_20_Text"><text:span text:style-name="T75">git remote set-url origin https = permet de proposé des proposition pool resquest.</text:span></text:span></text:p>
      <text:p text:style-name="P35"><text:span text:style-name="Source_20_Text">--</text:span><text:span text:style-name="Source_20_Text"><text:span text:style-name="T75">all = prend tous les fichiers</text:span></text:span></text:p>
      <text:p text:style-name="P35"><text:span text:style-name="Source_20_Text"/></text:p>
      <text:p text:style-name="P36"><text:span text:style-name="Source_20_Text"><text:span text:style-name="T10">Comment ajouter un git sur un projet en cours :</text:span></text:span></text:p>
      <text:p text:style-name="P6"><text:span text:style-name="Source_20_Text"><text:span text:style-name="T76">sur </text:span></text:span><text:span text:style-name="Source_20_Text"><text:span text:style-name="T37">Github Fork</text:span></text:span><text:span text:style-name="Source_20_Text"><text:span text:style-name="T76"> le projet que tu souhaite.</text:span></text:span></text:p>
      <text:p text:style-name="P6"><text:span text:style-name="Source_20_Text"/></text:p>
      <text:p text:style-name="P6"><text:span text:style-name="Source_20_Text"><text:span text:style-name="T76">Git </text:span></text:span><text:span text:style-name="Source_20_Text"><text:span text:style-name="T37">clone https</text:span></text:span><text:span text:style-name="Source_20_Text"><text:span text:style-name="T76"> de fork sur ton compte</text:span></text:span></text:p>
      <text:p text:style-name="P6"><text:span text:style-name="Source_20_Text"/></text:p>
      <text:p text:style-name="P6"><text:span text:style-name="Source_20_Text"><text:span text:style-name="T37">git remote set-url origin https</text:span></text:span><text:span text:style-name="Source_20_Text"><text:span text:style-name="T76"> du fork sur ton compte</text:span></text:span></text:p>
      <text:p text:style-name="P6"><text:span text:style-name="Source_20_Text"><text:span text:style-name="T76">permet de créer l’origin du git (pas besoin de recréer un git init,</text:span></text:span></text:p>
      <text:p text:style-name="P6"><text:span text:style-name="Source_20_Text"/></text:p>
      <text:p text:style-name="P6"><text:span text:style-name="Source_20_Text"><text:span text:style-name="T37">git remove -v =</text:span></text:span><text:span text:style-name="Source_20_Text"><text:span text:style-name="T76"> permet de voir si tu as un fetch et un push </text:span></text:span></text:p>
      <text:p text:style-name="P6"><text:span text:style-name="Source_20_Text"/></text:p>
      <text:p text:style-name="P6"><text:span text:style-name="Source_20_Text"><text:span text:style-name="T37">git remote add upstream https</text:span></text:span><text:span text:style-name="Source_20_Text"><text:span text:style-name="T76"> du compte ou tu as trouver le projet.</text:span></text:span></text:p>
      <text:p text:style-name="P6"><text:span text:style-name="Source_20_Text"><text:span text:style-name="T76">Permet de lié t’as modification au projet que tu as fork</text:span></text:span></text:p>
      <text:p text:style-name="P6"><text:span text:style-name="Source_20_Text"/></text:p>
      <text:p text:style-name="P6"><text:span text:style-name="Source_20_Text"><text:span text:style-name="T37">git remove -v</text:span></text:span><text:span text:style-name="Source_20_Text"><text:span text:style-name="T76"> = vérification de l’origin et du upstream</text:span></text:span></text:p>
      <text:p text:style-name="P6"><text:span text:style-name="Source_20_Text"/></text:p>
      <text:p text:style-name="P6"><text:span text:style-name="Source_20_Text"><text:span text:style-name="T76">faire la modification dans les fichier que tu souhaite.</text:span></text:span></text:p>
      <text:p text:style-name="P6"><text:span text:style-name="Source_20_Text"/></text:p>
      <text:p text:style-name="P6"><text:span text:style-name="Source_20_Text"><text:span text:style-name="T37">Git add –-all</text:span></text:span><text:span text:style-name="Source_20_Text"><text:span text:style-name="T76"> = permet de selectionner tous les fichier dans ton projet Git</text:span></text:span></text:p>
      <text:p text:style-name="P6"><text:span text:style-name="Source_20_Text"/></text:p>
      <text:p text:style-name="P7"><text:span text:style-name="Source_20_Text"><text:span text:style-name="T37">git commit -am « modification »</text:span></text:span><text:span text:style-name="Source_20_Text"><text:span text:style-name="T76"> = précharge tes modification et explique pourquoi…</text:span></text:span></text:p>
      <text:p text:style-name="P7"><text:span text:style-name="Source_20_Text"/></text:p>
      <text:p text:style-name="P7"><text:span text:style-name="Source_20_Text"><text:span text:style-name="T38">git push origin master</text:span></text:span><text:span text:style-name="Source_20_Text"><text:span text:style-name="T77"> = envoi le tout sur la branche master en request, <text:s/></text:span></text:span></text:p>
      <text:p text:style-name="P7"><text:span text:style-name="Source_20_Text"><text:span text:style-name="T77">ton nom de compte </text:span></text:span></text:p>
      <text:p text:style-name="P7"><text:span text:style-name="Source_20_Text"><text:span text:style-name="T77">mot de passe,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6:33:22.426777596</meta:creation-date>
    <meta:generator>LibreOffice/5.1.4.2$Linux_X86_64 LibreOffice_project/10m0$Build-2</meta:generator>
    <dc:date>2017-02-22T22:50:45.120806347</dc:date>
    <meta:editing-duration>PT6H4M54S</meta:editing-duration>
    <meta:editing-cycles>34</meta:editing-cycles>
    <meta:document-statistic meta:table-count="0" meta:image-count="0" meta:object-count="0" meta:page-count="3" meta:paragraph-count="79" meta:word-count="798" meta:character-count="4198" meta:non-whitespace-character-count="3465"/>
  </office:meta>
</office:document-meta>
</file>